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4.249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5.80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38cm"/>
    </style:style>
    <style:style style:name="co8" style:family="table-column">
      <style:table-column-properties fo:break-before="auto" style:column-width="4.076cm"/>
    </style:style>
    <style:style style:name="co9" style:family="table-column">
      <style:table-column-properties fo:break-before="auto" style:column-width="4.422cm"/>
    </style:style>
    <style:style style:name="co10" style:family="table-column">
      <style:table-column-properties fo:break-before="auto" style:column-width="6.703cm"/>
    </style:style>
    <style:style style:name="co11" style:family="table-column">
      <style:table-column-properties fo:break-before="auto" style:column-width="7.394cm"/>
    </style:style>
    <style:style style:name="co12" style:family="table-column">
      <style:table-column-properties fo:break-before="auto" style:column-width="7.5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color="#313739" style:font-name="Cantarell" fo:font-size="10pt" fo:language="none" fo:country="none" fo:font-weight="normal" style:font-name-asian="Cantarell" style:font-size-asian="10pt" style:language-asian="none" style:country-asian="none" style:font-weight-asian="normal" style:font-name-complex="Cantarell" style:font-size-complex="10pt" style:language-complex="none" style:country-complex="none" style:font-weight-complex="normal"/>
    </style:style>
    <style:style style:name="ce3" style:family="table-cell" style:parent-style-name="Default">
      <style:text-properties fo:color="#313739" style:font-name="Liberation Sans" fo:font-size="10pt" fo:language="none" fo:country="none" style:font-name-asian="Cantarell" style:font-size-asian="10pt" style:language-asian="none" style:country-asian="none" style:font-name-complex="Cantarell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33.727cm" svg:height="18.34cm" svg:x="19.776cm" svg:y="1.225cm">
            <draw:object draw:notify-on-update-of-ranges="Feuille1.A1:Feuille1.A1 Feuille1.A2:Feuille1.A51 Feuille1.B1:Feuille1.B1 Feuille1.B2:Feuille1.B51 Feuille1.C1:Feuille1.C1 Feuille1.C2:Feuille1.C51 Feuille1.D1:Feuille1.D1 Feuille1.D2:Feuille1.D51 Feuille1.E1:Feuille1.E1 Feuille1.E2:Feuille1.E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2" table:default-cell-style-name="ce1"/>
        <table:table-row table:style-name="ro1">
          <table:table-cell office:value-type="string" calcext:value-type="string">
            <text:p>Sobel OpenCV</text:p>
          </table:table-cell>
          <table:table-cell office:value-type="string" calcext:value-type="string">
            <text:p>Sobel naïf</text:p>
          </table:table-cell>
          <table:table-cell office:value-type="string" calcext:value-type="string">
            <text:p>Sobel optimisé</text:p>
          </table:table-cell>
          <table:table-cell office:value-type="string" calcext:value-type="string">
            <text:p>Sobel optimisé multithreadé</text:p>
          </table:table-cell>
          <table:table-cell office:value-type="string" calcext:value-type="string">
            <text:p>Sobel optimisé multithreadé (O2)</text:p>
          </table:table-cell>
          <table:table-cell table:number-columns-repeated="2"/>
          <table:table-cell office:value-type="string" calcext:value-type="string">
            <text:p>Gain Sobel OpenCV</text:p>
          </table:table-cell>
          <table:table-cell office:value-type="string" calcext:value-type="string">
            <text:p>Gain Sobel naïf</text:p>
          </table:table-cell>
          <table:table-cell office:value-type="string" calcext:value-type="string">
            <text:p>Gain Sobel optimisé</text:p>
          </table:table-cell>
          <table:table-cell office:value-type="string" calcext:value-type="string">
            <text:p>Gain Sobel optimisé multithreadé</text:p>
          </table:table-cell>
          <table:table-cell office:value-type="string" calcext:value-type="string">
            <text:p>Gain Sobel optimisé multithreadé (O2)</text:p>
          </table:table-cell>
          <table:table-cell table:number-columns-repeated="1012"/>
        </table:table-row>
        <table:table-row table:style-name="ro1">
          <table:table-cell office:value-type="float" office:value="0.64334" calcext:value-type="float">
            <text:p>0,64334</text:p>
          </table:table-cell>
          <table:table-cell office:value-type="float" office:value="1.2392" calcext:value-type="float">
            <text:p>1,2392</text:p>
          </table:table-cell>
          <table:table-cell office:value-type="float" office:value="0.370002" calcext:value-type="float">
            <text:p>0,370002</text:p>
          </table:table-cell>
          <table:table-cell office:value-type="float" office:value="0.088541" calcext:value-type="float">
            <text:p>0,088541</text:p>
          </table:table-cell>
          <table:table-cell office:value-type="float" office:value="0.047497" calcext:value-type="float">
            <text:p>0,047497</text:p>
          </table:table-cell>
          <table:table-cell/>
          <table:table-cell office:value-type="string" calcext:value-type="string">
            <text:p>Gain Sobel OpenCV</text:p>
          </table:table-cell>
          <table:table-cell table:style-name="ce2" table:formula="of:=(1-([.$H22]/[.H22]))*10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2"/>
        </table:table-row>
        <table:table-row table:style-name="ro1">
          <table:table-cell office:value-type="float" office:value="0.626191" calcext:value-type="float">
            <text:p>0,626191</text:p>
          </table:table-cell>
          <table:table-cell office:value-type="float" office:value="1.25912" calcext:value-type="float">
            <text:p>1,25912</text:p>
          </table:table-cell>
          <table:table-cell office:value-type="float" office:value="0.370272" calcext:value-type="float">
            <text:p>0,370272</text:p>
          </table:table-cell>
          <table:table-cell office:value-type="float" office:value="0.108052" calcext:value-type="float">
            <text:p>0,108052</text:p>
          </table:table-cell>
          <table:table-cell office:value-type="float" office:value="0.0566978" calcext:value-type="float">
            <text:p>0,0566978</text:p>
          </table:table-cell>
          <table:table-cell/>
          <table:table-cell office:value-type="string" calcext:value-type="string">
            <text:p>Gain Sobel naïf</text:p>
          </table:table-cell>
          <table:table-cell table:style-name="ce2" table:formula="of:=(1-([.$I22]/[.H22]))*100" office:value-type="float" office:value="-94.5807472819127" calcext:value-type="float">
            <text:p>-94,5807472819</text:p>
          </table:table-cell>
          <table:table-cell table:style-name="ce2" table:formula="of:=(1-([.$I22]/[.I22]))*100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office:value-type="float" office:value="0.625343" calcext:value-type="float">
            <text:p>0,625343</text:p>
          </table:table-cell>
          <table:table-cell office:value-type="float" office:value="1.24148" calcext:value-type="float">
            <text:p>1,24148</text:p>
          </table:table-cell>
          <table:table-cell office:value-type="float" office:value="0.370132" calcext:value-type="float">
            <text:p>0,370132</text:p>
          </table:table-cell>
          <table:table-cell office:value-type="float" office:value="0.0885129" calcext:value-type="float">
            <text:p>0,0885129</text:p>
          </table:table-cell>
          <table:table-cell office:value-type="float" office:value="0.0472469" calcext:value-type="float">
            <text:p>0,0472469</text:p>
          </table:table-cell>
          <table:table-cell/>
          <table:table-cell office:value-type="string" calcext:value-type="string">
            <text:p>Gain Sobel optimisé</text:p>
          </table:table-cell>
          <table:table-cell table:style-name="ce2" table:formula="of:=(1-([.$J22]/[.H22]))*100" office:value-type="float" office:value="42.152054688602" calcext:value-type="float">
            <text:p>42,1520546886</text:p>
          </table:table-cell>
          <table:table-cell table:style-name="ce2" table:formula="of:=(1-([.$J22]/[.I22]))*100" office:value-type="float" office:value="70.2704681118391" calcext:value-type="float">
            <text:p>70,2704681118</text:p>
          </table:table-cell>
          <table:table-cell table:style-name="ce2" table:formula="of:=(1-([.$J22]/[.J22]))*100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office:value-type="float" office:value="0.627959" calcext:value-type="float">
            <text:p>0,627959</text:p>
          </table:table-cell>
          <table:table-cell office:value-type="float" office:value="1.23862" calcext:value-type="float">
            <text:p>1,23862</text:p>
          </table:table-cell>
          <table:table-cell office:value-type="float" office:value="0.370191" calcext:value-type="float">
            <text:p>0,370191</text:p>
          </table:table-cell>
          <table:table-cell office:value-type="float" office:value="0.0883241" calcext:value-type="float">
            <text:p>0,0883241</text:p>
          </table:table-cell>
          <table:table-cell office:value-type="float" office:value="0.0472381" calcext:value-type="float">
            <text:p>0,0472381</text:p>
          </table:table-cell>
          <table:table-cell/>
          <table:table-cell office:value-type="string" calcext:value-type="string">
            <text:p>Gain Sobel optimisé multithreadé</text:p>
          </table:table-cell>
          <table:table-cell table:style-name="ce2" table:formula="of:=(1-([.$K22]/[.H22]))*100" office:value-type="float" office:value="85.958484414487" calcext:value-type="float">
            <text:p>85,9584844145</text:p>
          </table:table-cell>
          <table:table-cell table:style-name="ce2" table:formula="of:=(1-([.$K22]/[.I22]))*100" office:value-type="float" office:value="92.7837076475149" calcext:value-type="float">
            <text:p>92,7837076475</text:p>
          </table:table-cell>
          <table:table-cell table:style-name="ce2" table:formula="of:=(1-([.$K22]/[.J22]))*100" office:value-type="float" office:value="75.7268551027578" calcext:value-type="float">
            <text:p>75,7268551028</text:p>
          </table:table-cell>
          <table:table-cell table:style-name="ce2" table:formula="of:=(1-([.$K22]/[.K22]))*100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float" office:value="0.671428" calcext:value-type="float">
            <text:p>0,671428</text:p>
          </table:table-cell>
          <table:table-cell office:value-type="float" office:value="1.23866" calcext:value-type="float">
            <text:p>1,23866</text:p>
          </table:table-cell>
          <table:table-cell office:value-type="float" office:value="0.370093" calcext:value-type="float">
            <text:p>0,370093</text:p>
          </table:table-cell>
          <table:table-cell office:value-type="float" office:value="0.09075" calcext:value-type="float">
            <text:p>0,09075</text:p>
          </table:table-cell>
          <table:table-cell office:value-type="float" office:value="0.0498002" calcext:value-type="float">
            <text:p>0,0498002</text:p>
          </table:table-cell>
          <table:table-cell/>
          <table:table-cell office:value-type="string" calcext:value-type="string">
            <text:p>Gain Sobel optimisé multithreadé (O2)</text:p>
          </table:table-cell>
          <table:table-cell table:style-name="ce2" table:formula="of:=(1-([.$L22]/[.H22]))*100" office:value-type="float" office:value="92.4204461133992" calcext:value-type="float">
            <text:p>92,4204461134</text:p>
          </table:table-cell>
          <table:table-cell table:style-name="ce2" table:formula="of:=(1-([.$L22]/[.I22]))*100" office:value-type="float" office:value="96.1046742843374" calcext:value-type="float">
            <text:p>96,1046742843</text:p>
          </table:table-cell>
          <table:table-cell table:style-name="ce2" table:formula="of:=(1-([.$L22]/[.J22]))*100" office:value-type="float" office:value="86.8974535814544" calcext:value-type="float">
            <text:p>86,8974535815</text:p>
          </table:table-cell>
          <table:table-cell table:style-name="ce2" table:formula="of:=(1-([.$L22]/[.K22]))*100" office:value-type="float" office:value="46.02040043013" calcext:value-type="float">
            <text:p>46,0204004301</text:p>
          </table:table-cell>
          <table:table-cell table:style-name="ce2" table:formula="of:=(1-([.$L22]/[.L22]))*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.646599" calcext:value-type="float">
            <text:p>0,646599</text:p>
          </table:table-cell>
          <table:table-cell office:value-type="float" office:value="1.23885" calcext:value-type="float">
            <text:p>1,23885</text:p>
          </table:table-cell>
          <table:table-cell office:value-type="float" office:value="0.370124" calcext:value-type="float">
            <text:p>0,370124</text:p>
          </table:table-cell>
          <table:table-cell office:value-type="float" office:value="0.088397" calcext:value-type="float">
            <text:p>0,088397</text:p>
          </table:table-cell>
          <table:table-cell office:value-type="float" office:value="0.049803" calcext:value-type="float">
            <text:p>0,049803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office:value-type="float" office:value="0.623995" calcext:value-type="float">
            <text:p>0,623995</text:p>
          </table:table-cell>
          <table:table-cell office:value-type="float" office:value="1.23908" calcext:value-type="float">
            <text:p>1,23908</text:p>
          </table:table-cell>
          <table:table-cell office:value-type="float" office:value="0.370192" calcext:value-type="float">
            <text:p>0,370192</text:p>
          </table:table-cell>
          <table:table-cell office:value-type="float" office:value="0.090867" calcext:value-type="float">
            <text:p>0,090867</text:p>
          </table:table-cell>
          <table:table-cell office:value-type="float" office:value="0.0489042" calcext:value-type="float">
            <text:p>0,0489042</text:p>
          </table:table-cell>
          <table:table-cell table:number-columns-repeated="1019"/>
        </table:table-row>
        <table:table-row table:style-name="ro1">
          <table:table-cell office:value-type="float" office:value="0.683386" calcext:value-type="float">
            <text:p>0,683386</text:p>
          </table:table-cell>
          <table:table-cell office:value-type="float" office:value="1.23896" calcext:value-type="float">
            <text:p>1,23896</text:p>
          </table:table-cell>
          <table:table-cell office:value-type="float" office:value="0.371068" calcext:value-type="float">
            <text:p>0,371068</text:p>
          </table:table-cell>
          <table:table-cell office:value-type="float" office:value="0.095314" calcext:value-type="float">
            <text:p>0,095314</text:p>
          </table:table-cell>
          <table:table-cell office:value-type="float" office:value="0.0471492" calcext:value-type="float">
            <text:p>0,0471492</text:p>
          </table:table-cell>
          <table:table-cell table:number-columns-repeated="1019"/>
        </table:table-row>
        <table:table-row table:style-name="ro1">
          <table:table-cell office:value-type="float" office:value="0.635585" calcext:value-type="float">
            <text:p>0,635585</text:p>
          </table:table-cell>
          <table:table-cell office:value-type="float" office:value="1.23866" calcext:value-type="float">
            <text:p>1,23866</text:p>
          </table:table-cell>
          <table:table-cell office:value-type="float" office:value="0.370299" calcext:value-type="float">
            <text:p>0,370299</text:p>
          </table:table-cell>
          <table:table-cell office:value-type="float" office:value="0.110345" calcext:value-type="float">
            <text:p>0,110345</text:p>
          </table:table-cell>
          <table:table-cell office:value-type="float" office:value="0.0471258" calcext:value-type="float">
            <text:p>0,0471258</text:p>
          </table:table-cell>
          <table:table-cell table:number-columns-repeated="1019"/>
        </table:table-row>
        <table:table-row table:style-name="ro1">
          <table:table-cell office:value-type="float" office:value="0.626726" calcext:value-type="float">
            <text:p>0,626726</text:p>
          </table:table-cell>
          <table:table-cell office:value-type="float" office:value="1.23981" calcext:value-type="float">
            <text:p>1,23981</text:p>
          </table:table-cell>
          <table:table-cell office:value-type="float" office:value="0.370439" calcext:value-type="float">
            <text:p>0,370439</text:p>
          </table:table-cell>
          <table:table-cell office:value-type="float" office:value="0.088315" calcext:value-type="float">
            <text:p>0,088315</text:p>
          </table:table-cell>
          <table:table-cell office:value-type="float" office:value="0.047262" calcext:value-type="float">
            <text:p>0,047262</text:p>
          </table:table-cell>
          <table:table-cell table:number-columns-repeated="1019"/>
        </table:table-row>
        <table:table-row table:style-name="ro1">
          <table:table-cell office:value-type="float" office:value="0.628643" calcext:value-type="float">
            <text:p>0,628643</text:p>
          </table:table-cell>
          <table:table-cell office:value-type="float" office:value="1.24082" calcext:value-type="float">
            <text:p>1,24082</text:p>
          </table:table-cell>
          <table:table-cell office:value-type="float" office:value="0.370401" calcext:value-type="float">
            <text:p>0,370401</text:p>
          </table:table-cell>
          <table:table-cell office:value-type="float" office:value="0.088289" calcext:value-type="float">
            <text:p>0,088289</text:p>
          </table:table-cell>
          <table:table-cell office:value-type="float" office:value="0.047184" calcext:value-type="float">
            <text:p>0,047184</text:p>
          </table:table-cell>
          <table:table-cell table:number-columns-repeated="1019"/>
        </table:table-row>
        <table:table-row table:style-name="ro1">
          <table:table-cell office:value-type="float" office:value="0.627651" calcext:value-type="float">
            <text:p>0,627651</text:p>
          </table:table-cell>
          <table:table-cell office:value-type="float" office:value="1.23865" calcext:value-type="float">
            <text:p>1,23865</text:p>
          </table:table-cell>
          <table:table-cell office:value-type="float" office:value="0.370373" calcext:value-type="float">
            <text:p>0,370373</text:p>
          </table:table-cell>
          <table:table-cell office:value-type="float" office:value="0.088902" calcext:value-type="float">
            <text:p>0,088902</text:p>
          </table:table-cell>
          <table:table-cell office:value-type="float" office:value="0.0490811" calcext:value-type="float">
            <text:p>0,0490811</text:p>
          </table:table-cell>
          <table:table-cell table:number-columns-repeated="1019"/>
        </table:table-row>
        <table:table-row table:style-name="ro1">
          <table:table-cell office:value-type="float" office:value="0.625805" calcext:value-type="float">
            <text:p>0,625805</text:p>
          </table:table-cell>
          <table:table-cell office:value-type="float" office:value="1.23971" calcext:value-type="float">
            <text:p>1,23971</text:p>
          </table:table-cell>
          <table:table-cell office:value-type="float" office:value="0.370185" calcext:value-type="float">
            <text:p>0,370185</text:p>
          </table:table-cell>
          <table:table-cell office:value-type="float" office:value="0.0910618" calcext:value-type="float">
            <text:p>0,0910618</text:p>
          </table:table-cell>
          <table:table-cell office:value-type="float" office:value="0.0472009" calcext:value-type="float">
            <text:p>0,0472009</text:p>
          </table:table-cell>
          <table:table-cell table:number-columns-repeated="1019"/>
        </table:table-row>
        <table:table-row table:style-name="ro1">
          <table:table-cell office:value-type="float" office:value="0.632269" calcext:value-type="float">
            <text:p>0,632269</text:p>
          </table:table-cell>
          <table:table-cell office:value-type="float" office:value="1.23822" calcext:value-type="float">
            <text:p>1,23822</text:p>
          </table:table-cell>
          <table:table-cell office:value-type="float" office:value="0.37034" calcext:value-type="float">
            <text:p>0,37034</text:p>
          </table:table-cell>
          <table:table-cell office:value-type="float" office:value="0.0916541" calcext:value-type="float">
            <text:p>0,0916541</text:p>
          </table:table-cell>
          <table:table-cell office:value-type="float" office:value="0.0513499" calcext:value-type="float">
            <text:p>0,0513499</text:p>
          </table:table-cell>
          <table:table-cell table:number-columns-repeated="2"/>
          <table:table-cell table:style-name="ce3" table:number-columns-repeated="5"/>
          <table:table-cell table:number-columns-repeated="1012"/>
        </table:table-row>
        <table:table-row table:style-name="ro1">
          <table:table-cell office:value-type="float" office:value="0.628105" calcext:value-type="float">
            <text:p>0,628105</text:p>
          </table:table-cell>
          <table:table-cell office:value-type="float" office:value="1.23702" calcext:value-type="float">
            <text:p>1,23702</text:p>
          </table:table-cell>
          <table:table-cell office:value-type="float" office:value="0.370323" calcext:value-type="float">
            <text:p>0,370323</text:p>
          </table:table-cell>
          <table:table-cell office:value-type="float" office:value="0.0884511" calcext:value-type="float">
            <text:p>0,0884511</text:p>
          </table:table-cell>
          <table:table-cell office:value-type="float" office:value="0.0499558" calcext:value-type="float">
            <text:p>0,0499558</text:p>
          </table:table-cell>
          <table:table-cell table:number-columns-repeated="1019"/>
        </table:table-row>
        <table:table-row table:style-name="ro1">
          <table:table-cell office:value-type="float" office:value="0.627982" calcext:value-type="float">
            <text:p>0,627982</text:p>
          </table:table-cell>
          <table:table-cell office:value-type="float" office:value="1.23746" calcext:value-type="float">
            <text:p>1,23746</text:p>
          </table:table-cell>
          <table:table-cell office:value-type="float" office:value="0.370089" calcext:value-type="float">
            <text:p>0,370089</text:p>
          </table:table-cell>
          <table:table-cell office:value-type="float" office:value="0.08847" calcext:value-type="float">
            <text:p>0,08847</text:p>
          </table:table-cell>
          <table:table-cell office:value-type="float" office:value="0.0472381" calcext:value-type="float">
            <text:p>0,0472381</text:p>
          </table:table-cell>
          <table:table-cell table:number-columns-repeated="1019"/>
        </table:table-row>
        <table:table-row table:style-name="ro1">
          <table:table-cell office:value-type="float" office:value="0.631061" calcext:value-type="float">
            <text:p>0,631061</text:p>
          </table:table-cell>
          <table:table-cell office:value-type="float" office:value="1.23729" calcext:value-type="float">
            <text:p>1,23729</text:p>
          </table:table-cell>
          <table:table-cell office:value-type="float" office:value="0.383116" calcext:value-type="float">
            <text:p>0,383116</text:p>
          </table:table-cell>
          <table:table-cell office:value-type="float" office:value="0.0884631" calcext:value-type="float">
            <text:p>0,0884631</text:p>
          </table:table-cell>
          <table:table-cell office:value-type="float" office:value="0.047298" calcext:value-type="float">
            <text:p>0,047298</text:p>
          </table:table-cell>
          <table:table-cell table:number-columns-repeated="1019"/>
        </table:table-row>
        <table:table-row table:style-name="ro1">
          <table:table-cell office:value-type="float" office:value="0.628085" calcext:value-type="float">
            <text:p>0,628085</text:p>
          </table:table-cell>
          <table:table-cell office:value-type="float" office:value="1.2373" calcext:value-type="float">
            <text:p>1,2373</text:p>
          </table:table-cell>
          <table:table-cell office:value-type="float" office:value="0.370209" calcext:value-type="float">
            <text:p>0,370209</text:p>
          </table:table-cell>
          <table:table-cell office:value-type="float" office:value="0.0882781" calcext:value-type="float">
            <text:p>0,0882781</text:p>
          </table:table-cell>
          <table:table-cell office:value-type="float" office:value="0.047189" calcext:value-type="float">
            <text:p>0,047189</text:p>
          </table:table-cell>
          <table:table-cell table:number-columns-repeated="1019"/>
        </table:table-row>
        <table:table-row table:style-name="ro1">
          <table:table-cell office:value-type="float" office:value="0.62794" calcext:value-type="float">
            <text:p>0,62794</text:p>
          </table:table-cell>
          <table:table-cell office:value-type="float" office:value="1.23723" calcext:value-type="float">
            <text:p>1,23723</text:p>
          </table:table-cell>
          <table:table-cell office:value-type="float" office:value="0.370654" calcext:value-type="float">
            <text:p>0,370654</text:p>
          </table:table-cell>
          <table:table-cell office:value-type="float" office:value="0.088434" calcext:value-type="float">
            <text:p>0,088434</text:p>
          </table:table-cell>
          <table:table-cell office:value-type="float" office:value="0.047281" calcext:value-type="float">
            <text:p>0,047281</text:p>
          </table:table-cell>
          <table:table-cell table:number-columns-repeated="1019"/>
        </table:table-row>
        <table:table-row table:style-name="ro1">
          <table:table-cell office:value-type="float" office:value="0.632341" calcext:value-type="float">
            <text:p>0,632341</text:p>
          </table:table-cell>
          <table:table-cell office:value-type="float" office:value="1.23707" calcext:value-type="float">
            <text:p>1,23707</text:p>
          </table:table-cell>
          <table:table-cell office:value-type="float" office:value="0.370194" calcext:value-type="float">
            <text:p>0,370194</text:p>
          </table:table-cell>
          <table:table-cell office:value-type="float" office:value="0.088325" calcext:value-type="float">
            <text:p>0,088325</text:p>
          </table:table-cell>
          <table:table-cell office:value-type="float" office:value="0.048888" calcext:value-type="float">
            <text:p>0,048888</text:p>
          </table:table-cell>
          <table:table-cell table:number-columns-repeated="2"/>
          <table:table-cell office:value-type="string" calcext:value-type="string">
            <text:p>Moyenne Sobel OpenCV</text:p>
          </table:table-cell>
          <table:table-cell office:value-type="string" calcext:value-type="string">
            <text:p>Moyenne Sobel naïf</text:p>
          </table:table-cell>
          <table:table-cell office:value-type="string" calcext:value-type="string">
            <text:p>Moyenne Sobel optimisé</text:p>
          </table:table-cell>
          <table:table-cell office:value-type="string" calcext:value-type="string">
            <text:p>Moyenne Sobel optimisé multithreadé</text:p>
          </table:table-cell>
          <table:table-cell office:value-type="string" calcext:value-type="string">
            <text:p>Moyenne Sobel optimisé multithreadé (O2)</text:p>
          </table:table-cell>
          <table:table-cell table:number-columns-repeated="1012"/>
        </table:table-row>
        <table:table-row table:style-name="ro1">
          <table:table-cell office:value-type="float" office:value="0.752509" calcext:value-type="float">
            <text:p>0,752509</text:p>
          </table:table-cell>
          <table:table-cell office:value-type="float" office:value="1.23725" calcext:value-type="float">
            <text:p>1,23725</text:p>
          </table:table-cell>
          <table:table-cell office:value-type="float" office:value="0.370179" calcext:value-type="float">
            <text:p>0,370179</text:p>
          </table:table-cell>
          <table:table-cell office:value-type="float" office:value="0.088424" calcext:value-type="float">
            <text:p>0,088424</text:p>
          </table:table-cell>
          <table:table-cell office:value-type="float" office:value="0.0544128" calcext:value-type="float">
            <text:p>0,0544128</text:p>
          </table:table-cell>
          <table:table-cell table:number-columns-repeated="2"/>
          <table:table-cell table:formula="of:=AVERAGE([.A2:.A51])" office:value-type="float" office:value="0.64070974" calcext:value-type="float">
            <text:p>0,64070974</text:p>
          </table:table-cell>
          <table:table-cell table:formula="of:=AVERAGE([.B2:.B51])" office:value-type="float" office:value="1.2466978" calcext:value-type="float">
            <text:p>1,2466978</text:p>
          </table:table-cell>
          <table:table-cell table:formula="of:=AVERAGE([.C2:.C51])" office:value-type="float" office:value="0.37063742" calcext:value-type="float">
            <text:p>0,37063742</text:p>
          </table:table-cell>
          <table:table-cell table:formula="of:=AVERAGE([.D2:.D51])" office:value-type="float" office:value="0.089965358" calcext:value-type="float">
            <text:p>0,089965358</text:p>
          </table:table-cell>
          <table:table-cell table:formula="of:=AVERAGE([.E2:.E51])" office:value-type="float" office:value="0.04856294" calcext:value-type="float">
            <text:p>0,04856294</text:p>
          </table:table-cell>
          <table:table-cell table:number-columns-repeated="1012"/>
        </table:table-row>
        <table:table-row table:style-name="ro1">
          <table:table-cell office:value-type="float" office:value="0.624061" calcext:value-type="float">
            <text:p>0,624061</text:p>
          </table:table-cell>
          <table:table-cell office:value-type="float" office:value="1.2373" calcext:value-type="float">
            <text:p>1,2373</text:p>
          </table:table-cell>
          <table:table-cell office:value-type="float" office:value="0.370344" calcext:value-type="float">
            <text:p>0,370344</text:p>
          </table:table-cell>
          <table:table-cell office:value-type="float" office:value="0.0884092" calcext:value-type="float">
            <text:p>0,0884092</text:p>
          </table:table-cell>
          <table:table-cell office:value-type="float" office:value="0.047755" calcext:value-type="float">
            <text:p>0,047755</text:p>
          </table:table-cell>
          <table:table-cell table:number-columns-repeated="1019"/>
        </table:table-row>
        <table:table-row table:style-name="ro1">
          <table:table-cell office:value-type="float" office:value="0.623963" calcext:value-type="float">
            <text:p>0,623963</text:p>
          </table:table-cell>
          <table:table-cell office:value-type="float" office:value="1.24109" calcext:value-type="float">
            <text:p>1,24109</text:p>
          </table:table-cell>
          <table:table-cell office:value-type="float" office:value="0.370308" calcext:value-type="float">
            <text:p>0,370308</text:p>
          </table:table-cell>
          <table:table-cell office:value-type="float" office:value="0.09184" calcext:value-type="float">
            <text:p>0,09184</text:p>
          </table:table-cell>
          <table:table-cell office:value-type="float" office:value="0.047143" calcext:value-type="float">
            <text:p>0,047143</text:p>
          </table:table-cell>
          <table:table-cell table:number-columns-repeated="1019"/>
        </table:table-row>
        <table:table-row table:style-name="ro1">
          <table:table-cell office:value-type="float" office:value="0.693279" calcext:value-type="float">
            <text:p>0,693279</text:p>
          </table:table-cell>
          <table:table-cell office:value-type="float" office:value="1.23713" calcext:value-type="float">
            <text:p>1,23713</text:p>
          </table:table-cell>
          <table:table-cell office:value-type="float" office:value="0.370215" calcext:value-type="float">
            <text:p>0,370215</text:p>
          </table:table-cell>
          <table:table-cell office:value-type="float" office:value="0.0883179" calcext:value-type="float">
            <text:p>0,0883179</text:p>
          </table:table-cell>
          <table:table-cell office:value-type="float" office:value="0.0489261" calcext:value-type="float">
            <text:p>0,0489261</text:p>
          </table:table-cell>
          <table:table-cell table:number-columns-repeated="1019"/>
        </table:table-row>
        <table:table-row table:style-name="ro1">
          <table:table-cell office:value-type="float" office:value="0.62366" calcext:value-type="float">
            <text:p>0,62366</text:p>
          </table:table-cell>
          <table:table-cell office:value-type="float" office:value="1.23709" calcext:value-type="float">
            <text:p>1,23709</text:p>
          </table:table-cell>
          <table:table-cell office:value-type="float" office:value="0.370502" calcext:value-type="float">
            <text:p>0,370502</text:p>
          </table:table-cell>
          <table:table-cell office:value-type="float" office:value="0.0882699" calcext:value-type="float">
            <text:p>0,0882699</text:p>
          </table:table-cell>
          <table:table-cell office:value-type="float" office:value="0.0538981" calcext:value-type="float">
            <text:p>0,0538981</text:p>
          </table:table-cell>
          <table:table-cell table:number-columns-repeated="1019"/>
        </table:table-row>
        <table:table-row table:style-name="ro1">
          <table:table-cell office:value-type="float" office:value="0.634782" calcext:value-type="float">
            <text:p>0,634782</text:p>
          </table:table-cell>
          <table:table-cell office:value-type="float" office:value="1.23718" calcext:value-type="float">
            <text:p>1,23718</text:p>
          </table:table-cell>
          <table:table-cell office:value-type="float" office:value="0.370085" calcext:value-type="float">
            <text:p>0,370085</text:p>
          </table:table-cell>
          <table:table-cell office:value-type="float" office:value="0.088568" calcext:value-type="float">
            <text:p>0,088568</text:p>
          </table:table-cell>
          <table:table-cell office:value-type="float" office:value="0.0470769" calcext:value-type="float">
            <text:p>0,0470769</text:p>
          </table:table-cell>
          <table:table-cell table:number-columns-repeated="1019"/>
        </table:table-row>
        <table:table-row table:style-name="ro1">
          <table:table-cell office:value-type="float" office:value="0.627375" calcext:value-type="float">
            <text:p>0,627375</text:p>
          </table:table-cell>
          <table:table-cell office:value-type="float" office:value="1.23741" calcext:value-type="float">
            <text:p>1,23741</text:p>
          </table:table-cell>
          <table:table-cell office:value-type="float" office:value="0.370202" calcext:value-type="float">
            <text:p>0,370202</text:p>
          </table:table-cell>
          <table:table-cell office:value-type="float" office:value="0.088469" calcext:value-type="float">
            <text:p>0,088469</text:p>
          </table:table-cell>
          <table:table-cell office:value-type="float" office:value="0.0507998" calcext:value-type="float">
            <text:p>0,0507998</text:p>
          </table:table-cell>
          <table:table-cell table:number-columns-repeated="1019"/>
        </table:table-row>
        <table:table-row table:style-name="ro1">
          <table:table-cell office:value-type="float" office:value="0.746863" calcext:value-type="float">
            <text:p>0,746863</text:p>
          </table:table-cell>
          <table:table-cell office:value-type="float" office:value="1.23721" calcext:value-type="float">
            <text:p>1,23721</text:p>
          </table:table-cell>
          <table:table-cell office:value-type="float" office:value="0.37015" calcext:value-type="float">
            <text:p>0,37015</text:p>
          </table:table-cell>
          <table:table-cell office:value-type="float" office:value="0.0885739" calcext:value-type="float">
            <text:p>0,0885739</text:p>
          </table:table-cell>
          <table:table-cell office:value-type="float" office:value="0.04737" calcext:value-type="float">
            <text:p>0,04737</text:p>
          </table:table-cell>
          <table:table-cell table:number-columns-repeated="1019"/>
        </table:table-row>
        <table:table-row table:style-name="ro1">
          <table:table-cell office:value-type="float" office:value="0.624428" calcext:value-type="float">
            <text:p>0,624428</text:p>
          </table:table-cell>
          <table:table-cell office:value-type="float" office:value="1.23718" calcext:value-type="float">
            <text:p>1,23718</text:p>
          </table:table-cell>
          <table:table-cell office:value-type="float" office:value="0.370407" calcext:value-type="float">
            <text:p>0,370407</text:p>
          </table:table-cell>
          <table:table-cell office:value-type="float" office:value="0.0896821" calcext:value-type="float">
            <text:p>0,0896821</text:p>
          </table:table-cell>
          <table:table-cell office:value-type="float" office:value="0.047121" calcext:value-type="float">
            <text:p>0,047121</text:p>
          </table:table-cell>
          <table:table-cell table:number-columns-repeated="1019"/>
        </table:table-row>
        <table:table-row table:style-name="ro1">
          <table:table-cell office:value-type="float" office:value="0.693961" calcext:value-type="float">
            <text:p>0,693961</text:p>
          </table:table-cell>
          <table:table-cell office:value-type="float" office:value="1.237" calcext:value-type="float">
            <text:p>1,237</text:p>
          </table:table-cell>
          <table:table-cell office:value-type="float" office:value="0.370468" calcext:value-type="float">
            <text:p>0,370468</text:p>
          </table:table-cell>
          <table:table-cell office:value-type="float" office:value="0.0883291" calcext:value-type="float">
            <text:p>0,0883291</text:p>
          </table:table-cell>
          <table:table-cell office:value-type="float" office:value="0.0471692" calcext:value-type="float">
            <text:p>0,0471692</text:p>
          </table:table-cell>
          <table:table-cell table:number-columns-repeated="1019"/>
        </table:table-row>
        <table:table-row table:style-name="ro1">
          <table:table-cell office:value-type="float" office:value="0.66068" calcext:value-type="float">
            <text:p>0,66068</text:p>
          </table:table-cell>
          <table:table-cell office:value-type="float" office:value="1.23706" calcext:value-type="float">
            <text:p>1,23706</text:p>
          </table:table-cell>
          <table:table-cell office:value-type="float" office:value="0.370191" calcext:value-type="float">
            <text:p>0,370191</text:p>
          </table:table-cell>
          <table:table-cell office:value-type="float" office:value="0.0918229" calcext:value-type="float">
            <text:p>0,0918229</text:p>
          </table:table-cell>
          <table:table-cell office:value-type="float" office:value="0.047364" calcext:value-type="float">
            <text:p>0,047364</text:p>
          </table:table-cell>
          <table:table-cell table:number-columns-repeated="1019"/>
        </table:table-row>
        <table:table-row table:style-name="ro1">
          <table:table-cell office:value-type="float" office:value="0.624247" calcext:value-type="float">
            <text:p>0,624247</text:p>
          </table:table-cell>
          <table:table-cell office:value-type="float" office:value="1.23739" calcext:value-type="float">
            <text:p>1,23739</text:p>
          </table:table-cell>
          <table:table-cell office:value-type="float" office:value="0.370146" calcext:value-type="float">
            <text:p>0,370146</text:p>
          </table:table-cell>
          <table:table-cell office:value-type="float" office:value="0.088311" calcext:value-type="float">
            <text:p>0,088311</text:p>
          </table:table-cell>
          <table:table-cell office:value-type="float" office:value="0.0472741" calcext:value-type="float">
            <text:p>0,0472741</text:p>
          </table:table-cell>
          <table:table-cell table:number-columns-repeated="1019"/>
        </table:table-row>
        <table:table-row table:style-name="ro1">
          <table:table-cell office:value-type="float" office:value="0.624442" calcext:value-type="float">
            <text:p>0,624442</text:p>
          </table:table-cell>
          <table:table-cell office:value-type="float" office:value="1.23721" calcext:value-type="float">
            <text:p>1,23721</text:p>
          </table:table-cell>
          <table:table-cell office:value-type="float" office:value="0.370307" calcext:value-type="float">
            <text:p>0,370307</text:p>
          </table:table-cell>
          <table:table-cell office:value-type="float" office:value="0.0883589" calcext:value-type="float">
            <text:p>0,0883589</text:p>
          </table:table-cell>
          <table:table-cell office:value-type="float" office:value="0.047334" calcext:value-type="float">
            <text:p>0,047334</text:p>
          </table:table-cell>
          <table:table-cell table:number-columns-repeated="1019"/>
        </table:table-row>
        <table:table-row table:style-name="ro1">
          <table:table-cell office:value-type="float" office:value="0.624305" calcext:value-type="float">
            <text:p>0,624305</text:p>
          </table:table-cell>
          <table:table-cell office:value-type="float" office:value="1.23727" calcext:value-type="float">
            <text:p>1,23727</text:p>
          </table:table-cell>
          <table:table-cell office:value-type="float" office:value="0.375237" calcext:value-type="float">
            <text:p>0,375237</text:p>
          </table:table-cell>
          <table:table-cell office:value-type="float" office:value="0.0883708" calcext:value-type="float">
            <text:p>0,0883708</text:p>
          </table:table-cell>
          <table:table-cell office:value-type="float" office:value="0.0472419" calcext:value-type="float">
            <text:p>0,0472419</text:p>
          </table:table-cell>
          <table:table-cell table:number-columns-repeated="1019"/>
        </table:table-row>
        <table:table-row table:style-name="ro1">
          <table:table-cell office:value-type="float" office:value="0.623889" calcext:value-type="float">
            <text:p>0,623889</text:p>
          </table:table-cell>
          <table:table-cell office:value-type="float" office:value="1.33557" calcext:value-type="float">
            <text:p>1,33557</text:p>
          </table:table-cell>
          <table:table-cell office:value-type="float" office:value="0.370185" calcext:value-type="float">
            <text:p>0,370185</text:p>
          </table:table-cell>
          <table:table-cell office:value-type="float" office:value="0.088289" calcext:value-type="float">
            <text:p>0,088289</text:p>
          </table:table-cell>
          <table:table-cell office:value-type="float" office:value="0.0509319" calcext:value-type="float">
            <text:p>0,0509319</text:p>
          </table:table-cell>
          <table:table-cell table:number-columns-repeated="1019"/>
        </table:table-row>
        <table:table-row table:style-name="ro1">
          <table:table-cell office:value-type="float" office:value="0.624481" calcext:value-type="float">
            <text:p>0,624481</text:p>
          </table:table-cell>
          <table:table-cell office:value-type="float" office:value="1.23723" calcext:value-type="float">
            <text:p>1,23723</text:p>
          </table:table-cell>
          <table:table-cell office:value-type="float" office:value="0.370302" calcext:value-type="float">
            <text:p>0,370302</text:p>
          </table:table-cell>
          <table:table-cell office:value-type="float" office:value="0.0883989" calcext:value-type="float">
            <text:p>0,0883989</text:p>
          </table:table-cell>
          <table:table-cell office:value-type="float" office:value="0.0471041" calcext:value-type="float">
            <text:p>0,0471041</text:p>
          </table:table-cell>
          <table:table-cell table:number-columns-repeated="1019"/>
        </table:table-row>
        <table:table-row table:style-name="ro1">
          <table:table-cell office:value-type="float" office:value="0.624433" calcext:value-type="float">
            <text:p>0,624433</text:p>
          </table:table-cell>
          <table:table-cell office:value-type="float" office:value="1.23714" calcext:value-type="float">
            <text:p>1,23714</text:p>
          </table:table-cell>
          <table:table-cell office:value-type="float" office:value="0.370228" calcext:value-type="float">
            <text:p>0,370228</text:p>
          </table:table-cell>
          <table:table-cell office:value-type="float" office:value="0.0883679" calcext:value-type="float">
            <text:p>0,0883679</text:p>
          </table:table-cell>
          <table:table-cell office:value-type="float" office:value="0.049325" calcext:value-type="float">
            <text:p>0,049325</text:p>
          </table:table-cell>
          <table:table-cell table:number-columns-repeated="1019"/>
        </table:table-row>
        <table:table-row table:style-name="ro1">
          <table:table-cell office:value-type="float" office:value="0.624246" calcext:value-type="float">
            <text:p>0,624246</text:p>
          </table:table-cell>
          <table:table-cell office:value-type="float" office:value="1.41095" calcext:value-type="float">
            <text:p>1,41095</text:p>
          </table:table-cell>
          <table:table-cell office:value-type="float" office:value="0.370178" calcext:value-type="float">
            <text:p>0,370178</text:p>
          </table:table-cell>
          <table:table-cell office:value-type="float" office:value="0.0883861" calcext:value-type="float">
            <text:p>0,0883861</text:p>
          </table:table-cell>
          <table:table-cell office:value-type="float" office:value="0.047153" calcext:value-type="float">
            <text:p>0,047153</text:p>
          </table:table-cell>
          <table:table-cell table:number-columns-repeated="1019"/>
        </table:table-row>
        <table:table-row table:style-name="ro1">
          <table:table-cell office:value-type="float" office:value="0.664352" calcext:value-type="float">
            <text:p>0,664352</text:p>
          </table:table-cell>
          <table:table-cell office:value-type="float" office:value="1.23708" calcext:value-type="float">
            <text:p>1,23708</text:p>
          </table:table-cell>
          <table:table-cell office:value-type="float" office:value="0.370258" calcext:value-type="float">
            <text:p>0,370258</text:p>
          </table:table-cell>
          <table:table-cell office:value-type="float" office:value="0.088326" calcext:value-type="float">
            <text:p>0,088326</text:p>
          </table:table-cell>
          <table:table-cell office:value-type="float" office:value="0.0472181" calcext:value-type="float">
            <text:p>0,0472181</text:p>
          </table:table-cell>
          <table:table-cell table:number-columns-repeated="1019"/>
        </table:table-row>
        <table:table-row table:style-name="ro1">
          <table:table-cell office:value-type="float" office:value="0.623359" calcext:value-type="float">
            <text:p>0,623359</text:p>
          </table:table-cell>
          <table:table-cell office:value-type="float" office:value="1.23737" calcext:value-type="float">
            <text:p>1,23737</text:p>
          </table:table-cell>
          <table:table-cell office:value-type="float" office:value="0.370132" calcext:value-type="float">
            <text:p>0,370132</text:p>
          </table:table-cell>
          <table:table-cell office:value-type="float" office:value="0.088305" calcext:value-type="float">
            <text:p>0,088305</text:p>
          </table:table-cell>
          <table:table-cell office:value-type="float" office:value="0.0471821" calcext:value-type="float">
            <text:p>0,0471821</text:p>
          </table:table-cell>
          <table:table-cell table:number-columns-repeated="1019"/>
        </table:table-row>
        <table:table-row table:style-name="ro1">
          <table:table-cell office:value-type="float" office:value="0.62389" calcext:value-type="float">
            <text:p>0,62389</text:p>
          </table:table-cell>
          <table:table-cell office:value-type="float" office:value="1.2371" calcext:value-type="float">
            <text:p>1,2371</text:p>
          </table:table-cell>
          <table:table-cell office:value-type="float" office:value="0.370493" calcext:value-type="float">
            <text:p>0,370493</text:p>
          </table:table-cell>
          <table:table-cell office:value-type="float" office:value="0.0883019" calcext:value-type="float">
            <text:p>0,0883019</text:p>
          </table:table-cell>
          <table:table-cell office:value-type="float" office:value="0.0471771" calcext:value-type="float">
            <text:p>0,0471771</text:p>
          </table:table-cell>
          <table:table-cell table:number-columns-repeated="1019"/>
        </table:table-row>
        <table:table-row table:style-name="ro1">
          <table:table-cell office:value-type="float" office:value="0.624238" calcext:value-type="float">
            <text:p>0,624238</text:p>
          </table:table-cell>
          <table:table-cell office:value-type="float" office:value="1.23721" calcext:value-type="float">
            <text:p>1,23721</text:p>
          </table:table-cell>
          <table:table-cell office:value-type="float" office:value="0.370106" calcext:value-type="float">
            <text:p>0,370106</text:p>
          </table:table-cell>
          <table:table-cell office:value-type="float" office:value="0.0948551" calcext:value-type="float">
            <text:p>0,0948551</text:p>
          </table:table-cell>
          <table:table-cell office:value-type="float" office:value="0.0505662" calcext:value-type="float">
            <text:p>0,0505662</text:p>
          </table:table-cell>
          <table:table-cell table:number-columns-repeated="1019"/>
        </table:table-row>
        <table:table-row table:style-name="ro1">
          <table:table-cell office:value-type="float" office:value="0.623976" calcext:value-type="float">
            <text:p>0,623976</text:p>
          </table:table-cell>
          <table:table-cell office:value-type="float" office:value="1.31986" calcext:value-type="float">
            <text:p>1,31986</text:p>
          </table:table-cell>
          <table:table-cell office:value-type="float" office:value="0.37047" calcext:value-type="float">
            <text:p>0,37047</text:p>
          </table:table-cell>
          <table:table-cell office:value-type="float" office:value="0.0917571" calcext:value-type="float">
            <text:p>0,0917571</text:p>
          </table:table-cell>
          <table:table-cell office:value-type="float" office:value="0.0482469" calcext:value-type="float">
            <text:p>0,0482469</text:p>
          </table:table-cell>
          <table:table-cell table:number-columns-repeated="1019"/>
        </table:table-row>
        <table:table-row table:style-name="ro1">
          <table:table-cell office:value-type="float" office:value="0.75503" calcext:value-type="float">
            <text:p>0,75503</text:p>
          </table:table-cell>
          <table:table-cell office:value-type="float" office:value="1.23721" calcext:value-type="float">
            <text:p>1,23721</text:p>
          </table:table-cell>
          <table:table-cell office:value-type="float" office:value="0.37018" calcext:value-type="float">
            <text:p>0,37018</text:p>
          </table:table-cell>
          <table:table-cell office:value-type="float" office:value="0.0882452" calcext:value-type="float">
            <text:p>0,0882452</text:p>
          </table:table-cell>
          <table:table-cell office:value-type="float" office:value="0.0507021" calcext:value-type="float">
            <text:p>0,0507021</text:p>
          </table:table-cell>
          <table:table-cell table:number-columns-repeated="1019"/>
        </table:table-row>
        <table:table-row table:style-name="ro1">
          <table:table-cell office:value-type="float" office:value="0.624313" calcext:value-type="float">
            <text:p>0,624313</text:p>
          </table:table-cell>
          <table:table-cell office:value-type="float" office:value="1.304" calcext:value-type="float">
            <text:p>1,304</text:p>
          </table:table-cell>
          <table:table-cell office:value-type="float" office:value="0.370896" calcext:value-type="float">
            <text:p>0,370896</text:p>
          </table:table-cell>
          <table:table-cell office:value-type="float" office:value="0.0901279" calcext:value-type="float">
            <text:p>0,0901279</text:p>
          </table:table-cell>
          <table:table-cell office:value-type="float" office:value="0.049752" calcext:value-type="float">
            <text:p>0,049752</text:p>
          </table:table-cell>
          <table:table-cell table:number-columns-repeated="1019"/>
        </table:table-row>
        <table:table-row table:style-name="ro1">
          <table:table-cell office:value-type="float" office:value="0.624287" calcext:value-type="float">
            <text:p>0,624287</text:p>
          </table:table-cell>
          <table:table-cell office:value-type="float" office:value="1.23709" calcext:value-type="float">
            <text:p>1,23709</text:p>
          </table:table-cell>
          <table:table-cell office:value-type="float" office:value="0.370123" calcext:value-type="float">
            <text:p>0,370123</text:p>
          </table:table-cell>
          <table:table-cell office:value-type="float" office:value="0.088285" calcext:value-type="float">
            <text:p>0,088285</text:p>
          </table:table-cell>
          <table:table-cell office:value-type="float" office:value="0.0472848" calcext:value-type="float">
            <text:p>0,0472848</text:p>
          </table:table-cell>
          <table:table-cell table:number-columns-repeated="1019"/>
        </table:table-row>
        <table:table-row table:style-name="ro1">
          <table:table-cell office:value-type="float" office:value="0.624146" calcext:value-type="float">
            <text:p>0,624146</text:p>
          </table:table-cell>
          <table:table-cell office:value-type="float" office:value="1.23714" calcext:value-type="float">
            <text:p>1,23714</text:p>
          </table:table-cell>
          <table:table-cell office:value-type="float" office:value="0.37018" calcext:value-type="float">
            <text:p>0,37018</text:p>
          </table:table-cell>
          <table:table-cell office:value-type="float" office:value="0.0882118" calcext:value-type="float">
            <text:p>0,0882118</text:p>
          </table:table-cell>
          <table:table-cell office:value-type="float" office:value="0.04723" calcext:value-type="float">
            <text:p>0,04723</text:p>
          </table:table-cell>
          <table:table-cell table:number-columns-repeated="1019"/>
        </table:table-row>
        <table:table-row table:style-name="ro1">
          <table:table-cell office:value-type="float" office:value="0.623779" calcext:value-type="float">
            <text:p>0,623779</text:p>
          </table:table-cell>
          <table:table-cell office:value-type="float" office:value="1.23709" calcext:value-type="float">
            <text:p>1,23709</text:p>
          </table:table-cell>
          <table:table-cell office:value-type="float" office:value="0.370251" calcext:value-type="float">
            <text:p>0,370251</text:p>
          </table:table-cell>
          <table:table-cell office:value-type="float" office:value="0.0882711" calcext:value-type="float">
            <text:p>0,0882711</text:p>
          </table:table-cell>
          <table:table-cell office:value-type="float" office:value="0.0472229" calcext:value-type="float">
            <text:p>0,0472229</text:p>
          </table:table-cell>
          <table:table-cell table:number-columns-repeated="1019"/>
        </table:table-row>
        <table:table-row table:style-name="ro1">
          <table:table-cell office:value-type="float" office:value="0.623787" calcext:value-type="float">
            <text:p>0,623787</text:p>
          </table:table-cell>
          <table:table-cell office:value-type="float" office:value="1.2372" calcext:value-type="float">
            <text:p>1,2372</text:p>
          </table:table-cell>
          <table:table-cell office:value-type="float" office:value="0.370275" calcext:value-type="float">
            <text:p>0,370275</text:p>
          </table:table-cell>
          <table:table-cell office:value-type="float" office:value="0.088275" calcext:value-type="float">
            <text:p>0,088275</text:p>
          </table:table-cell>
          <table:table-cell office:value-type="float" office:value="0.0516291" calcext:value-type="float">
            <text:p>0,0516291</text:p>
          </table:table-cell>
          <table:table-cell table:number-columns-repeated="1019"/>
        </table:table-row>
        <table:table-row table:style-name="ro1">
          <table:table-cell office:value-type="float" office:value="0.624292" calcext:value-type="float">
            <text:p>0,624292</text:p>
          </table:table-cell>
          <table:table-cell office:value-type="float" office:value="1.23767" calcext:value-type="float">
            <text:p>1,23767</text:p>
          </table:table-cell>
          <table:table-cell office:value-type="float" office:value="0.370177" calcext:value-type="float">
            <text:p>0,370177</text:p>
          </table:table-cell>
          <table:table-cell office:value-type="float" office:value="0.088372" calcext:value-type="float">
            <text:p>0,088372</text:p>
          </table:table-cell>
          <table:table-cell office:value-type="float" office:value="0.0471458" calcext:value-type="float">
            <text:p>0,0471458</text:p>
          </table:table-cell>
          <table:table-cell table:number-columns-repeated="1019"/>
        </table:table-row>
        <table:table-row table:style-name="ro1">
          <table:table-cell office:value-type="float" office:value="0.627588" calcext:value-type="float">
            <text:p>0,627588</text:p>
          </table:table-cell>
          <table:table-cell office:value-type="float" office:value="1.23751" calcext:value-type="float">
            <text:p>1,23751</text:p>
          </table:table-cell>
          <table:table-cell office:value-type="float" office:value="0.370113" calcext:value-type="float">
            <text:p>0,370113</text:p>
          </table:table-cell>
          <table:table-cell office:value-type="float" office:value="0.0906608" calcext:value-type="float">
            <text:p>0,0906608</text:p>
          </table:table-cell>
          <table:table-cell office:value-type="float" office:value="0.047586" calcext:value-type="float">
            <text:p>0,047586</text:p>
          </table:table-cell>
          <table:table-cell table:number-columns-repeated="1019"/>
        </table:table-row>
        <table:table-row table:style-name="ro1">
          <table:table-cell office:value-type="float" office:value="0.624366" calcext:value-type="float">
            <text:p>0,624366</text:p>
          </table:table-cell>
          <table:table-cell office:value-type="float" office:value="1.2377" calcext:value-type="float">
            <text:p>1,2377</text:p>
          </table:table-cell>
          <table:table-cell office:value-type="float" office:value="0.370399" calcext:value-type="float">
            <text:p>0,370399</text:p>
          </table:table-cell>
          <table:table-cell office:value-type="float" office:value="0.088521" calcext:value-type="float">
            <text:p>0,088521</text:p>
          </table:table-cell>
          <table:table-cell office:value-type="float" office:value="0.047204" calcext:value-type="float">
            <text:p>0,047204</text:p>
          </table:table-cell>
          <table:table-cell table:number-columns-repeated="1019"/>
        </table:table-row>
        <table:table-row table:style-name="ro1">
          <table:table-cell office:value-type="float" office:value="0.623968" calcext:value-type="float">
            <text:p>0,623968</text:p>
          </table:table-cell>
          <table:table-cell office:value-type="float" office:value="1.24416" calcext:value-type="float">
            <text:p>1,24416</text:p>
          </table:table-cell>
          <table:table-cell office:value-type="float" office:value="0.370212" calcext:value-type="float">
            <text:p>0,370212</text:p>
          </table:table-cell>
          <table:table-cell office:value-type="float" office:value="0.0902259" calcext:value-type="float">
            <text:p>0,0902259</text:p>
          </table:table-cell>
          <table:table-cell office:value-type="float" office:value="0.0473061" calcext:value-type="float">
            <text:p>0,0473061</text:p>
          </table:table-cell>
          <table:table-cell table:number-columns-repeated="1019"/>
        </table:table-row>
        <table:table-row table:style-name="ro1">
          <table:table-cell office:value-type="float" office:value="0.624148" calcext:value-type="float">
            <text:p>0,624148</text:p>
          </table:table-cell>
          <table:table-cell office:value-type="float" office:value="1.24376" calcext:value-type="float">
            <text:p>1,24376</text:p>
          </table:table-cell>
          <table:table-cell office:value-type="float" office:value="0.370185" calcext:value-type="float">
            <text:p>0,370185</text:p>
          </table:table-cell>
          <table:table-cell office:value-type="float" office:value="0.09041" calcext:value-type="float">
            <text:p>0,09041</text:p>
          </table:table-cell>
          <table:table-cell office:value-type="float" office:value="0.0473731" calcext:value-type="float">
            <text:p>0,0473731</text:p>
          </table:table-cell>
          <table:table-cell table:number-columns-repeated="1019"/>
        </table:table-row>
        <table:table-row table:style-name="ro1">
          <table:table-cell office:value-type="float" office:value="0.624255" calcext:value-type="float">
            <text:p>0,624255</text:p>
          </table:table-cell>
          <table:table-cell office:value-type="float" office:value="1.23744" calcext:value-type="float">
            <text:p>1,23744</text:p>
          </table:table-cell>
          <table:table-cell office:value-type="float" office:value="0.370192" calcext:value-type="float">
            <text:p>0,370192</text:p>
          </table:table-cell>
          <table:table-cell office:value-type="float" office:value="0.088243" calcext:value-type="float">
            <text:p>0,088243</text:p>
          </table:table-cell>
          <table:table-cell office:value-type="float" office:value="0.0474122" calcext:value-type="float">
            <text:p>0,0474122</text:p>
          </table:table-cell>
          <table:table-cell table:number-columns-repeated="1019"/>
        </table:table-row>
        <table:table-row table:style-name="ro1">
          <table:table-cell office:value-type="float" office:value="0.713768" calcext:value-type="float">
            <text:p>0,713768</text:p>
          </table:table-cell>
          <table:table-cell office:value-type="float" office:value="1.23727" calcext:value-type="float">
            <text:p>1,23727</text:p>
          </table:table-cell>
          <table:table-cell office:value-type="float" office:value="0.369954" calcext:value-type="float">
            <text:p>0,369954</text:p>
          </table:table-cell>
          <table:table-cell office:value-type="float" office:value="0.0883241" calcext:value-type="float">
            <text:p>0,0883241</text:p>
          </table:table-cell>
          <table:table-cell office:value-type="float" office:value="0.0471721" calcext:value-type="float">
            <text:p>0,0471721</text:p>
          </table:table-cell>
          <table:table-cell table:number-columns-repeated="1019"/>
        </table:table-row>
        <table:table-row table:style-name="ro1">
          <table:table-cell office:value-type="float" office:value="0.624316" calcext:value-type="float">
            <text:p>0,624316</text:p>
          </table:table-cell>
          <table:table-cell office:value-type="float" office:value="1.24229" calcext:value-type="float">
            <text:p>1,24229</text:p>
          </table:table-cell>
          <table:table-cell office:value-type="float" office:value="0.370226" calcext:value-type="float">
            <text:p>0,370226</text:p>
          </table:table-cell>
          <table:table-cell office:value-type="float" office:value="0.0883241" calcext:value-type="float">
            <text:p>0,0883241</text:p>
          </table:table-cell>
          <table:table-cell office:value-type="float" office:value="0.0471241" calcext:value-type="float">
            <text:p>0,0471241</text:p>
          </table:table-cell>
          <table:table-cell table:number-columns-repeated="1019"/>
        </table:table-row>
        <table:table-row table:style-name="ro1">
          <table:table-cell office:value-type="float" office:value="0.623728" calcext:value-type="float">
            <text:p>0,623728</text:p>
          </table:table-cell>
          <table:table-cell office:value-type="float" office:value="1.23768" calcext:value-type="float">
            <text:p>1,23768</text:p>
          </table:table-cell>
          <table:table-cell office:value-type="float" office:value="0.370103" calcext:value-type="float">
            <text:p>0,370103</text:p>
          </table:table-cell>
          <table:table-cell/>
          <table:table-cell office:value-type="float" office:value="0.04725" calcext:value-type="float">
            <text:p>0,04725</text:p>
          </table:table-cell>
          <table:table-cell table:number-columns-repeated="1019"/>
        </table:table-row>
        <table:table-row table:style-name="ro1">
          <table:table-cell office:value-type="float" office:value="0.624234" calcext:value-type="float">
            <text:p>0,624234</text:p>
          </table:table-cell>
          <table:table-cell/>
          <table:table-cell office:value-type="float" office:value="0.370141" calcext:value-type="float">
            <text:p>0,370141</text:p>
          </table:table-cell>
          <table:table-cell/>
          <table:table-cell office:value-type="float" office:value="0.0473599" calcext:value-type="float">
            <text:p>0,0473599</text:p>
          </table:table-cell>
          <table:table-cell table:number-columns-repeated="1019"/>
        </table:table-row>
        <table:table-row table:style-name="ro1">
          <table:table-cell office:value-type="float" office:value="0.624546" calcext:value-type="float">
            <text:p>0,624546</text:p>
          </table:table-cell>
          <table:table-cell/>
          <table:table-cell office:value-type="float" office:value="0.370206" calcext:value-type="float">
            <text:p>0,370206</text:p>
          </table:table-cell>
          <table:table-cell/>
          <table:table-cell office:value-type="float" office:value="0.04723" calcext:value-type="float">
            <text:p>0,04723</text:p>
          </table:table-cell>
          <table:table-cell table:number-columns-repeated="1019"/>
        </table:table-row>
        <table:table-row table:style-name="ro1">
          <table:table-cell office:value-type="float" office:value="0.624061" calcext:value-type="float">
            <text:p>0,624061</text:p>
          </table:table-cell>
          <table:table-cell/>
          <table:table-cell office:value-type="float" office:value="0.370134" calcext:value-type="float">
            <text:p>0,370134</text:p>
          </table:table-cell>
          <table:table-cell/>
          <table:table-cell office:value-type="float" office:value="0.0473249" calcext:value-type="float">
            <text:p>0,0473249</text:p>
          </table:table-cell>
          <table:table-cell table:number-columns-repeated="1019"/>
        </table:table-row>
        <table:table-row table:style-name="ro1">
          <table:table-cell office:value-type="float" office:value="0.624247" calcext:value-type="float">
            <text:p>0,624247</text:p>
          </table:table-cell>
          <table:table-cell/>
          <table:table-cell office:value-type="float" office:value="0.370473" calcext:value-type="float">
            <text:p>0,370473</text:p>
          </table:table-cell>
          <table:table-cell/>
          <table:table-cell office:value-type="float" office:value="0.047215" calcext:value-type="float">
            <text:p>0,047215</text:p>
          </table:table-cell>
          <table:table-cell table:number-columns-repeated="1019"/>
        </table:table-row>
        <table:table-row table:style-name="ro1">
          <table:table-cell office:value-type="float" office:value="0.624058" calcext:value-type="float">
            <text:p>0,624058</text:p>
          </table:table-cell>
          <table:table-cell/>
          <table:table-cell office:value-type="float" office:value="0.37095" calcext:value-type="float">
            <text:p>0,37095</text:p>
          </table:table-cell>
          <table:table-cell/>
          <table:table-cell office:value-type="float" office:value="0.0951869" calcext:value-type="float">
            <text:p>0,0951869</text:p>
          </table:table-cell>
          <table:table-cell table:number-columns-repeated="1019"/>
        </table:table-row>
        <table:table-row table:style-name="ro1">
          <table:table-cell office:value-type="float" office:value="0.624039" calcext:value-type="float">
            <text:p>0,624039</text:p>
          </table:table-cell>
          <table:table-cell/>
          <table:table-cell office:value-type="float" office:value="0.370137" calcext:value-type="float">
            <text:p>0,370137</text:p>
          </table:table-cell>
          <table:table-cell/>
          <table:table-cell office:value-type="float" office:value="0.0471489" calcext:value-type="float">
            <text:p>0,0471489</text:p>
          </table:table-cell>
          <table:table-cell table:number-columns-repeated="1019"/>
        </table:table-row>
        <table:table-row table:style-name="ro1">
          <table:table-cell office:value-type="float" office:value="0.623944" calcext:value-type="float">
            <text:p>0,623944</text:p>
          </table:table-cell>
          <table:table-cell/>
          <table:table-cell office:value-type="float" office:value="0.370154" calcext:value-type="float">
            <text:p>0,370154</text:p>
          </table:table-cell>
          <table:table-cell table:number-columns-repeated="1021"/>
        </table:table-row>
        <table:table-row table:style-name="ro1">
          <table:table-cell office:value-type="float" office:value="0.623906" calcext:value-type="float">
            <text:p>0,623906</text:p>
          </table:table-cell>
          <table:table-cell/>
          <table:table-cell office:value-type="float" office:value="0.370152" calcext:value-type="float">
            <text:p>0,370152</text:p>
          </table:table-cell>
          <table:table-cell table:number-columns-repeated="1021"/>
        </table:table-row>
        <table:table-row table:style-name="ro1">
          <table:table-cell office:value-type="float" office:value="0.627211" calcext:value-type="float">
            <text:p>0,627211</text:p>
          </table:table-cell>
          <table:table-cell/>
          <table:table-cell office:value-type="float" office:value="0.370358" calcext:value-type="float">
            <text:p>0,370358</text:p>
          </table:table-cell>
          <table:table-cell table:number-columns-repeated="1021"/>
        </table:table-row>
        <table:table-row table:style-name="ro1">
          <table:table-cell office:value-type="float" office:value="0.624102" calcext:value-type="float">
            <text:p>0,624102</text:p>
          </table:table-cell>
          <table:table-cell/>
          <table:table-cell office:value-type="float" office:value="0.453373" calcext:value-type="float">
            <text:p>0,453373</text:p>
          </table:table-cell>
          <table:table-cell table:number-columns-repeated="1021"/>
        </table:table-row>
        <table:table-row table:style-name="ro1">
          <table:table-cell office:value-type="float" office:value="0.623871" calcext:value-type="float">
            <text:p>0,623871</text:p>
          </table:table-cell>
          <table:table-cell/>
          <table:table-cell office:value-type="float" office:value="0.370293" calcext:value-type="float">
            <text:p>0,37029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082" calcext:value-type="float">
            <text:p>0,37008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398" calcext:value-type="float">
            <text:p>0,37039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255" calcext:value-type="float">
            <text:p>0,37025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204" calcext:value-type="float">
            <text:p>0,37020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346" calcext:value-type="float">
            <text:p>0,37034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068" calcext:value-type="float">
            <text:p>0,37006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061" calcext:value-type="float">
            <text:p>0,37006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262" calcext:value-type="float">
            <text:p>0,37026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9989" calcext:value-type="float">
            <text:p>0,37998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241" calcext:value-type="float">
            <text:p>0,37024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297" calcext:value-type="float">
            <text:p>0,37029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16" calcext:value-type="float">
            <text:p>0,3701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22" calcext:value-type="float">
            <text:p>0,37022</text:p>
          </table:table-cell>
          <table:table-cell table:number-columns-repeated="102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1:40:47.588502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dric MAGNAN</meta:initial-creator>
    <meta:creation-date>2016-10-19T10:43:42.665233848</meta:creation-date>
    <meta:generator>LibreOffice/4.3.3.2$Linux_X86_64 LibreOffice_project/430m0$Build-2</meta:generator>
    <dc:date>2016-10-19T11:53:23.275584795</dc:date>
    <dc:creator>Cedric MAGNAN</dc:creator>
    <meta:editing-duration>PT15M17S</meta:editing-duration>
    <meta:editing-cycles>3</meta:editing-cycles>
    <meta:document-statistic meta:table-count="1" meta:cell-count="3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728cm" svg:height="18.341cm" xlink:href=".." xlink:type="simple" chart:class="chart:line" chart:style-name="ch1">
        <chart:title svg:x="12.389cm" svg:y="0.502cm" chart:style-name="ch2">
          <text:p>Temps de calcul des différents filtres de Sobel</text:p>
        </chart:title>
        <chart:legend chart:legend-position="end" svg:x="27.357cm" svg:y="7.875cm" style:legend-expansion="high" chart:style-name="ch3"/>
        <chart:plot-area chart:style-name="ch4" table:cell-range-address="Feuille1.A1:Feuille1.E51" chart:data-source-has-labels="row" svg:x="1.685cm" svg:y="1.647cm" svg:width="24.998cm" svg:height="15.347cm">
          <chartooo:coordinate-region svg:x="2.412cm" svg:y="1.846cm" svg:width="24.085cm" svg:height="14.501cm"/>
          <chart:axis chart:dimension="x" chart:name="primary-x" chart:style-name="ch5">
            <chart:title svg:x="13.227cm" svg:y="17.36cm" chart:style-name="ch6">
              <text:p>Echantillons</text:p>
            </chart:title>
          </chart:axis>
          <chart:axis chart:dimension="y" chart:name="primary-y" chart:style-name="ch5">
            <chart:title svg:x="0.451cm" svg:y="10.74cm" chart:style-name="ch7">
              <text:p>Temps (secondes)</text:p>
            </chart:title>
            <chart:grid chart:style-name="ch8" chart:class="major"/>
          </chart:axis>
          <chart:series chart:style-name="ch9" chart:values-cell-range-address="Feuille1.A2:Feuille1.A51" chart:label-cell-address="Feuille1.A1:Feuille1.A1" chart:class="chart:line">
            <chart:data-point chart:repeated="50"/>
          </chart:series>
          <chart:series chart:style-name="ch10" chart:values-cell-range-address="Feuille1.B2:Feuille1.B51" chart:label-cell-address="Feuille1.B1:Feuille1.B1" chart:class="chart:line">
            <chart:data-point chart:repeated="50"/>
          </chart:series>
          <chart:series chart:style-name="ch11" chart:values-cell-range-address="Feuille1.C2:Feuille1.C51" chart:label-cell-address="Feuille1.C1:Feuille1.C1" chart:class="chart:line">
            <chart:data-point chart:repeated="50"/>
          </chart:series>
          <chart:series chart:style-name="ch12" chart:values-cell-range-address="Feuille1.D2:Feuille1.D51" chart:label-cell-address="Feuille1.D1:Feuille1.D1" chart:class="chart:line">
            <chart:data-point chart:repeated="50"/>
          </chart:series>
          <chart:series chart:style-name="ch13" chart:values-cell-range-address="Feuille1.E2:Feuille1.E51" chart:label-cell-address="Feuille1.E1:Feuille1.E1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l OpenCV</text:p>
                <draw:g>
                  <svg:desc>Feuille1.A1:Feuille1.A1</svg:desc>
                </draw:g>
              </table:table-cell>
              <table:table-cell office:value-type="string">
                <text:p>Sobel naïf</text:p>
                <draw:g>
                  <svg:desc>Feuille1.B1:Feuille1.B1</svg:desc>
                </draw:g>
              </table:table-cell>
              <table:table-cell office:value-type="string">
                <text:p>Sobel optimisé</text:p>
                <draw:g>
                  <svg:desc>Feuille1.C1:Feuille1.C1</svg:desc>
                </draw:g>
              </table:table-cell>
              <table:table-cell office:value-type="string">
                <text:p>Sobel optimisé multithreadé</text:p>
                <draw:g>
                  <svg:desc>Feuille1.D1:Feuille1.D1</svg:desc>
                </draw:g>
              </table:table-cell>
              <table:table-cell office:value-type="string">
                <text:p>Sobel optimisé multithreadé (O2)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4334">
                <text:p>0.64334</text:p>
                <draw:g>
                  <svg:desc>Feuille1.A2:Feuille1.A51</svg:desc>
                </draw:g>
              </table:table-cell>
              <table:table-cell office:value-type="float" office:value="1.2392">
                <text:p>1.2392</text:p>
                <draw:g>
                  <svg:desc>Feuille1.B2:Feuille1.B51</svg:desc>
                </draw:g>
              </table:table-cell>
              <table:table-cell office:value-type="float" office:value="0.370002">
                <text:p>0.370002</text:p>
                <draw:g>
                  <svg:desc>Feuille1.C2:Feuille1.C51</svg:desc>
                </draw:g>
              </table:table-cell>
              <table:table-cell office:value-type="float" office:value="0.088541">
                <text:p>0.088541</text:p>
                <draw:g>
                  <svg:desc>Feuille1.D2:Feuille1.D51</svg:desc>
                </draw:g>
              </table:table-cell>
              <table:table-cell office:value-type="float" office:value="0.047497">
                <text:p>0.047497</text:p>
                <draw:g>
                  <svg:desc>Feuille1.E2:Feuille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6191">
                <text:p>0.626191</text:p>
              </table:table-cell>
              <table:table-cell office:value-type="float" office:value="1.25912">
                <text:p>1.25912</text:p>
              </table:table-cell>
              <table:table-cell office:value-type="float" office:value="0.370272">
                <text:p>0.370272</text:p>
              </table:table-cell>
              <table:table-cell office:value-type="float" office:value="0.108052">
                <text:p>0.108052</text:p>
              </table:table-cell>
              <table:table-cell office:value-type="float" office:value="0.0566978">
                <text:p>0.0566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343">
                <text:p>0.625343</text:p>
              </table:table-cell>
              <table:table-cell office:value-type="float" office:value="1.24148">
                <text:p>1.24148</text:p>
              </table:table-cell>
              <table:table-cell office:value-type="float" office:value="0.370132">
                <text:p>0.370132</text:p>
              </table:table-cell>
              <table:table-cell office:value-type="float" office:value="0.0885129">
                <text:p>0.0885129</text:p>
              </table:table-cell>
              <table:table-cell office:value-type="float" office:value="0.0472469">
                <text:p>0.0472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7959">
                <text:p>0.627959</text:p>
              </table:table-cell>
              <table:table-cell office:value-type="float" office:value="1.23862">
                <text:p>1.23862</text:p>
              </table:table-cell>
              <table:table-cell office:value-type="float" office:value="0.370191">
                <text:p>0.370191</text:p>
              </table:table-cell>
              <table:table-cell office:value-type="float" office:value="0.0883241">
                <text:p>0.0883241</text:p>
              </table:table-cell>
              <table:table-cell office:value-type="float" office:value="0.0472381">
                <text:p>0.0472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1428">
                <text:p>0.671428</text:p>
              </table:table-cell>
              <table:table-cell office:value-type="float" office:value="1.23866">
                <text:p>1.23866</text:p>
              </table:table-cell>
              <table:table-cell office:value-type="float" office:value="0.370093">
                <text:p>0.370093</text:p>
              </table:table-cell>
              <table:table-cell office:value-type="float" office:value="0.09075">
                <text:p>0.09075</text:p>
              </table:table-cell>
              <table:table-cell office:value-type="float" office:value="0.0498002">
                <text:p>0.0498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6599">
                <text:p>0.646599</text:p>
              </table:table-cell>
              <table:table-cell office:value-type="float" office:value="1.23885">
                <text:p>1.23885</text:p>
              </table:table-cell>
              <table:table-cell office:value-type="float" office:value="0.370124">
                <text:p>0.370124</text:p>
              </table:table-cell>
              <table:table-cell office:value-type="float" office:value="0.088397">
                <text:p>0.088397</text:p>
              </table:table-cell>
              <table:table-cell office:value-type="float" office:value="0.049803">
                <text:p>0.0498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3995">
                <text:p>0.623995</text:p>
              </table:table-cell>
              <table:table-cell office:value-type="float" office:value="1.23908">
                <text:p>1.23908</text:p>
              </table:table-cell>
              <table:table-cell office:value-type="float" office:value="0.370192">
                <text:p>0.370192</text:p>
              </table:table-cell>
              <table:table-cell office:value-type="float" office:value="0.090867">
                <text:p>0.090867</text:p>
              </table:table-cell>
              <table:table-cell office:value-type="float" office:value="0.0489042">
                <text:p>0.0489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3386">
                <text:p>0.683386</text:p>
              </table:table-cell>
              <table:table-cell office:value-type="float" office:value="1.23896">
                <text:p>1.23896</text:p>
              </table:table-cell>
              <table:table-cell office:value-type="float" office:value="0.371068">
                <text:p>0.371068</text:p>
              </table:table-cell>
              <table:table-cell office:value-type="float" office:value="0.095314">
                <text:p>0.095314</text:p>
              </table:table-cell>
              <table:table-cell office:value-type="float" office:value="0.0471492">
                <text:p>0.0471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5585">
                <text:p>0.635585</text:p>
              </table:table-cell>
              <table:table-cell office:value-type="float" office:value="1.23866">
                <text:p>1.23866</text:p>
              </table:table-cell>
              <table:table-cell office:value-type="float" office:value="0.370299">
                <text:p>0.370299</text:p>
              </table:table-cell>
              <table:table-cell office:value-type="float" office:value="0.110345">
                <text:p>0.110345</text:p>
              </table:table-cell>
              <table:table-cell office:value-type="float" office:value="0.0471258">
                <text:p>0.0471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26726">
                <text:p>0.626726</text:p>
              </table:table-cell>
              <table:table-cell office:value-type="float" office:value="1.23981">
                <text:p>1.23981</text:p>
              </table:table-cell>
              <table:table-cell office:value-type="float" office:value="0.370439">
                <text:p>0.370439</text:p>
              </table:table-cell>
              <table:table-cell office:value-type="float" office:value="0.088315">
                <text:p>0.088315</text:p>
              </table:table-cell>
              <table:table-cell office:value-type="float" office:value="0.047262">
                <text:p>0.0472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8643">
                <text:p>0.628643</text:p>
              </table:table-cell>
              <table:table-cell office:value-type="float" office:value="1.24082">
                <text:p>1.24082</text:p>
              </table:table-cell>
              <table:table-cell office:value-type="float" office:value="0.370401">
                <text:p>0.370401</text:p>
              </table:table-cell>
              <table:table-cell office:value-type="float" office:value="0.088289">
                <text:p>0.088289</text:p>
              </table:table-cell>
              <table:table-cell office:value-type="float" office:value="0.047184">
                <text:p>0.047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7651">
                <text:p>0.627651</text:p>
              </table:table-cell>
              <table:table-cell office:value-type="float" office:value="1.23865">
                <text:p>1.23865</text:p>
              </table:table-cell>
              <table:table-cell office:value-type="float" office:value="0.370373">
                <text:p>0.370373</text:p>
              </table:table-cell>
              <table:table-cell office:value-type="float" office:value="0.088902">
                <text:p>0.088902</text:p>
              </table:table-cell>
              <table:table-cell office:value-type="float" office:value="0.0490811">
                <text:p>0.04908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5805">
                <text:p>0.625805</text:p>
              </table:table-cell>
              <table:table-cell office:value-type="float" office:value="1.23971">
                <text:p>1.23971</text:p>
              </table:table-cell>
              <table:table-cell office:value-type="float" office:value="0.370185">
                <text:p>0.370185</text:p>
              </table:table-cell>
              <table:table-cell office:value-type="float" office:value="0.0910618">
                <text:p>0.0910618</text:p>
              </table:table-cell>
              <table:table-cell office:value-type="float" office:value="0.0472009">
                <text:p>0.04720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2269">
                <text:p>0.632269</text:p>
              </table:table-cell>
              <table:table-cell office:value-type="float" office:value="1.23822">
                <text:p>1.23822</text:p>
              </table:table-cell>
              <table:table-cell office:value-type="float" office:value="0.37034">
                <text:p>0.37034</text:p>
              </table:table-cell>
              <table:table-cell office:value-type="float" office:value="0.0916541">
                <text:p>0.0916541</text:p>
              </table:table-cell>
              <table:table-cell office:value-type="float" office:value="0.0513499">
                <text:p>0.05134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8105">
                <text:p>0.628105</text:p>
              </table:table-cell>
              <table:table-cell office:value-type="float" office:value="1.23702">
                <text:p>1.23702</text:p>
              </table:table-cell>
              <table:table-cell office:value-type="float" office:value="0.370323">
                <text:p>0.370323</text:p>
              </table:table-cell>
              <table:table-cell office:value-type="float" office:value="0.0884511">
                <text:p>0.0884511</text:p>
              </table:table-cell>
              <table:table-cell office:value-type="float" office:value="0.0499558">
                <text:p>0.04995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7982">
                <text:p>0.627982</text:p>
              </table:table-cell>
              <table:table-cell office:value-type="float" office:value="1.23746">
                <text:p>1.23746</text:p>
              </table:table-cell>
              <table:table-cell office:value-type="float" office:value="0.370089">
                <text:p>0.370089</text:p>
              </table:table-cell>
              <table:table-cell office:value-type="float" office:value="0.08847">
                <text:p>0.08847</text:p>
              </table:table-cell>
              <table:table-cell office:value-type="float" office:value="0.0472381">
                <text:p>0.04723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1061">
                <text:p>0.631061</text:p>
              </table:table-cell>
              <table:table-cell office:value-type="float" office:value="1.23729">
                <text:p>1.23729</text:p>
              </table:table-cell>
              <table:table-cell office:value-type="float" office:value="0.383116">
                <text:p>0.383116</text:p>
              </table:table-cell>
              <table:table-cell office:value-type="float" office:value="0.0884631">
                <text:p>0.0884631</text:p>
              </table:table-cell>
              <table:table-cell office:value-type="float" office:value="0.047298">
                <text:p>0.0472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8085">
                <text:p>0.628085</text:p>
              </table:table-cell>
              <table:table-cell office:value-type="float" office:value="1.2373">
                <text:p>1.2373</text:p>
              </table:table-cell>
              <table:table-cell office:value-type="float" office:value="0.370209">
                <text:p>0.370209</text:p>
              </table:table-cell>
              <table:table-cell office:value-type="float" office:value="0.0882781">
                <text:p>0.0882781</text:p>
              </table:table-cell>
              <table:table-cell office:value-type="float" office:value="0.047189">
                <text:p>0.047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794">
                <text:p>0.62794</text:p>
              </table:table-cell>
              <table:table-cell office:value-type="float" office:value="1.23723">
                <text:p>1.23723</text:p>
              </table:table-cell>
              <table:table-cell office:value-type="float" office:value="0.370654">
                <text:p>0.370654</text:p>
              </table:table-cell>
              <table:table-cell office:value-type="float" office:value="0.088434">
                <text:p>0.088434</text:p>
              </table:table-cell>
              <table:table-cell office:value-type="float" office:value="0.047281">
                <text:p>0.0472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2341">
                <text:p>0.632341</text:p>
              </table:table-cell>
              <table:table-cell office:value-type="float" office:value="1.23707">
                <text:p>1.23707</text:p>
              </table:table-cell>
              <table:table-cell office:value-type="float" office:value="0.370194">
                <text:p>0.370194</text:p>
              </table:table-cell>
              <table:table-cell office:value-type="float" office:value="0.088325">
                <text:p>0.088325</text:p>
              </table:table-cell>
              <table:table-cell office:value-type="float" office:value="0.048888">
                <text:p>0.048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52509">
                <text:p>0.752509</text:p>
              </table:table-cell>
              <table:table-cell office:value-type="float" office:value="1.23725">
                <text:p>1.23725</text:p>
              </table:table-cell>
              <table:table-cell office:value-type="float" office:value="0.370179">
                <text:p>0.370179</text:p>
              </table:table-cell>
              <table:table-cell office:value-type="float" office:value="0.088424">
                <text:p>0.088424</text:p>
              </table:table-cell>
              <table:table-cell office:value-type="float" office:value="0.0544128">
                <text:p>0.0544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24061">
                <text:p>0.624061</text:p>
              </table:table-cell>
              <table:table-cell office:value-type="float" office:value="1.2373">
                <text:p>1.2373</text:p>
              </table:table-cell>
              <table:table-cell office:value-type="float" office:value="0.370344">
                <text:p>0.370344</text:p>
              </table:table-cell>
              <table:table-cell office:value-type="float" office:value="0.0884092">
                <text:p>0.0884092</text:p>
              </table:table-cell>
              <table:table-cell office:value-type="float" office:value="0.047755">
                <text:p>0.0477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3963">
                <text:p>0.623963</text:p>
              </table:table-cell>
              <table:table-cell office:value-type="float" office:value="1.24109">
                <text:p>1.24109</text:p>
              </table:table-cell>
              <table:table-cell office:value-type="float" office:value="0.370308">
                <text:p>0.370308</text:p>
              </table:table-cell>
              <table:table-cell office:value-type="float" office:value="0.09184">
                <text:p>0.09184</text:p>
              </table:table-cell>
              <table:table-cell office:value-type="float" office:value="0.047143">
                <text:p>0.047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93279">
                <text:p>0.693279</text:p>
              </table:table-cell>
              <table:table-cell office:value-type="float" office:value="1.23713">
                <text:p>1.23713</text:p>
              </table:table-cell>
              <table:table-cell office:value-type="float" office:value="0.370215">
                <text:p>0.370215</text:p>
              </table:table-cell>
              <table:table-cell office:value-type="float" office:value="0.0883179">
                <text:p>0.0883179</text:p>
              </table:table-cell>
              <table:table-cell office:value-type="float" office:value="0.0489261">
                <text:p>0.04892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2366">
                <text:p>0.62366</text:p>
              </table:table-cell>
              <table:table-cell office:value-type="float" office:value="1.23709">
                <text:p>1.23709</text:p>
              </table:table-cell>
              <table:table-cell office:value-type="float" office:value="0.370502">
                <text:p>0.370502</text:p>
              </table:table-cell>
              <table:table-cell office:value-type="float" office:value="0.0882699">
                <text:p>0.0882699</text:p>
              </table:table-cell>
              <table:table-cell office:value-type="float" office:value="0.0538981">
                <text:p>0.0538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34782">
                <text:p>0.634782</text:p>
              </table:table-cell>
              <table:table-cell office:value-type="float" office:value="1.23718">
                <text:p>1.23718</text:p>
              </table:table-cell>
              <table:table-cell office:value-type="float" office:value="0.370085">
                <text:p>0.370085</text:p>
              </table:table-cell>
              <table:table-cell office:value-type="float" office:value="0.088568">
                <text:p>0.088568</text:p>
              </table:table-cell>
              <table:table-cell office:value-type="float" office:value="0.0470769">
                <text:p>0.047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27375">
                <text:p>0.627375</text:p>
              </table:table-cell>
              <table:table-cell office:value-type="float" office:value="1.23741">
                <text:p>1.23741</text:p>
              </table:table-cell>
              <table:table-cell office:value-type="float" office:value="0.370202">
                <text:p>0.370202</text:p>
              </table:table-cell>
              <table:table-cell office:value-type="float" office:value="0.088469">
                <text:p>0.088469</text:p>
              </table:table-cell>
              <table:table-cell office:value-type="float" office:value="0.0507998">
                <text:p>0.0507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46863">
                <text:p>0.746863</text:p>
              </table:table-cell>
              <table:table-cell office:value-type="float" office:value="1.23721">
                <text:p>1.23721</text:p>
              </table:table-cell>
              <table:table-cell office:value-type="float" office:value="0.37015">
                <text:p>0.37015</text:p>
              </table:table-cell>
              <table:table-cell office:value-type="float" office:value="0.0885739">
                <text:p>0.0885739</text:p>
              </table:table-cell>
              <table:table-cell office:value-type="float" office:value="0.04737">
                <text:p>0.047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24428">
                <text:p>0.624428</text:p>
              </table:table-cell>
              <table:table-cell office:value-type="float" office:value="1.23718">
                <text:p>1.23718</text:p>
              </table:table-cell>
              <table:table-cell office:value-type="float" office:value="0.370407">
                <text:p>0.370407</text:p>
              </table:table-cell>
              <table:table-cell office:value-type="float" office:value="0.0896821">
                <text:p>0.0896821</text:p>
              </table:table-cell>
              <table:table-cell office:value-type="float" office:value="0.047121">
                <text:p>0.0471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3961">
                <text:p>0.693961</text:p>
              </table:table-cell>
              <table:table-cell office:value-type="float" office:value="1.237">
                <text:p>1.237</text:p>
              </table:table-cell>
              <table:table-cell office:value-type="float" office:value="0.370468">
                <text:p>0.370468</text:p>
              </table:table-cell>
              <table:table-cell office:value-type="float" office:value="0.0883291">
                <text:p>0.0883291</text:p>
              </table:table-cell>
              <table:table-cell office:value-type="float" office:value="0.0471692">
                <text:p>0.0471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6068">
                <text:p>0.66068</text:p>
              </table:table-cell>
              <table:table-cell office:value-type="float" office:value="1.23706">
                <text:p>1.23706</text:p>
              </table:table-cell>
              <table:table-cell office:value-type="float" office:value="0.370191">
                <text:p>0.370191</text:p>
              </table:table-cell>
              <table:table-cell office:value-type="float" office:value="0.0918229">
                <text:p>0.0918229</text:p>
              </table:table-cell>
              <table:table-cell office:value-type="float" office:value="0.047364">
                <text:p>0.0473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4247">
                <text:p>0.624247</text:p>
              </table:table-cell>
              <table:table-cell office:value-type="float" office:value="1.23739">
                <text:p>1.23739</text:p>
              </table:table-cell>
              <table:table-cell office:value-type="float" office:value="0.370146">
                <text:p>0.370146</text:p>
              </table:table-cell>
              <table:table-cell office:value-type="float" office:value="0.088311">
                <text:p>0.088311</text:p>
              </table:table-cell>
              <table:table-cell office:value-type="float" office:value="0.0472741">
                <text:p>0.04727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24442">
                <text:p>0.624442</text:p>
              </table:table-cell>
              <table:table-cell office:value-type="float" office:value="1.23721">
                <text:p>1.23721</text:p>
              </table:table-cell>
              <table:table-cell office:value-type="float" office:value="0.370307">
                <text:p>0.370307</text:p>
              </table:table-cell>
              <table:table-cell office:value-type="float" office:value="0.0883589">
                <text:p>0.0883589</text:p>
              </table:table-cell>
              <table:table-cell office:value-type="float" office:value="0.047334">
                <text:p>0.0473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24305">
                <text:p>0.624305</text:p>
              </table:table-cell>
              <table:table-cell office:value-type="float" office:value="1.23727">
                <text:p>1.23727</text:p>
              </table:table-cell>
              <table:table-cell office:value-type="float" office:value="0.375237">
                <text:p>0.375237</text:p>
              </table:table-cell>
              <table:table-cell office:value-type="float" office:value="0.0883708">
                <text:p>0.0883708</text:p>
              </table:table-cell>
              <table:table-cell office:value-type="float" office:value="0.0472419">
                <text:p>0.04724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23889">
                <text:p>0.623889</text:p>
              </table:table-cell>
              <table:table-cell office:value-type="float" office:value="1.33557">
                <text:p>1.33557</text:p>
              </table:table-cell>
              <table:table-cell office:value-type="float" office:value="0.370185">
                <text:p>0.370185</text:p>
              </table:table-cell>
              <table:table-cell office:value-type="float" office:value="0.088289">
                <text:p>0.088289</text:p>
              </table:table-cell>
              <table:table-cell office:value-type="float" office:value="0.0509319">
                <text:p>0.05093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24481">
                <text:p>0.624481</text:p>
              </table:table-cell>
              <table:table-cell office:value-type="float" office:value="1.23723">
                <text:p>1.23723</text:p>
              </table:table-cell>
              <table:table-cell office:value-type="float" office:value="0.370302">
                <text:p>0.370302</text:p>
              </table:table-cell>
              <table:table-cell office:value-type="float" office:value="0.0883989">
                <text:p>0.0883989</text:p>
              </table:table-cell>
              <table:table-cell office:value-type="float" office:value="0.0471041">
                <text:p>0.0471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24433">
                <text:p>0.624433</text:p>
              </table:table-cell>
              <table:table-cell office:value-type="float" office:value="1.23714">
                <text:p>1.23714</text:p>
              </table:table-cell>
              <table:table-cell office:value-type="float" office:value="0.370228">
                <text:p>0.370228</text:p>
              </table:table-cell>
              <table:table-cell office:value-type="float" office:value="0.0883679">
                <text:p>0.0883679</text:p>
              </table:table-cell>
              <table:table-cell office:value-type="float" office:value="0.049325">
                <text:p>0.049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24246">
                <text:p>0.624246</text:p>
              </table:table-cell>
              <table:table-cell office:value-type="float" office:value="1.41095">
                <text:p>1.41095</text:p>
              </table:table-cell>
              <table:table-cell office:value-type="float" office:value="0.370178">
                <text:p>0.370178</text:p>
              </table:table-cell>
              <table:table-cell office:value-type="float" office:value="0.0883861">
                <text:p>0.0883861</text:p>
              </table:table-cell>
              <table:table-cell office:value-type="float" office:value="0.047153">
                <text:p>0.0471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64352">
                <text:p>0.664352</text:p>
              </table:table-cell>
              <table:table-cell office:value-type="float" office:value="1.23708">
                <text:p>1.23708</text:p>
              </table:table-cell>
              <table:table-cell office:value-type="float" office:value="0.370258">
                <text:p>0.370258</text:p>
              </table:table-cell>
              <table:table-cell office:value-type="float" office:value="0.088326">
                <text:p>0.088326</text:p>
              </table:table-cell>
              <table:table-cell office:value-type="float" office:value="0.0472181">
                <text:p>0.04721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23359">
                <text:p>0.623359</text:p>
              </table:table-cell>
              <table:table-cell office:value-type="float" office:value="1.23737">
                <text:p>1.23737</text:p>
              </table:table-cell>
              <table:table-cell office:value-type="float" office:value="0.370132">
                <text:p>0.370132</text:p>
              </table:table-cell>
              <table:table-cell office:value-type="float" office:value="0.088305">
                <text:p>0.088305</text:p>
              </table:table-cell>
              <table:table-cell office:value-type="float" office:value="0.0471821">
                <text:p>0.04718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2389">
                <text:p>0.62389</text:p>
              </table:table-cell>
              <table:table-cell office:value-type="float" office:value="1.2371">
                <text:p>1.2371</text:p>
              </table:table-cell>
              <table:table-cell office:value-type="float" office:value="0.370493">
                <text:p>0.370493</text:p>
              </table:table-cell>
              <table:table-cell office:value-type="float" office:value="0.0883019">
                <text:p>0.0883019</text:p>
              </table:table-cell>
              <table:table-cell office:value-type="float" office:value="0.0471771">
                <text:p>0.04717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24238">
                <text:p>0.624238</text:p>
              </table:table-cell>
              <table:table-cell office:value-type="float" office:value="1.23721">
                <text:p>1.23721</text:p>
              </table:table-cell>
              <table:table-cell office:value-type="float" office:value="0.370106">
                <text:p>0.370106</text:p>
              </table:table-cell>
              <table:table-cell office:value-type="float" office:value="0.0948551">
                <text:p>0.0948551</text:p>
              </table:table-cell>
              <table:table-cell office:value-type="float" office:value="0.0505662">
                <text:p>0.05056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23976">
                <text:p>0.623976</text:p>
              </table:table-cell>
              <table:table-cell office:value-type="float" office:value="1.31986">
                <text:p>1.31986</text:p>
              </table:table-cell>
              <table:table-cell office:value-type="float" office:value="0.37047">
                <text:p>0.37047</text:p>
              </table:table-cell>
              <table:table-cell office:value-type="float" office:value="0.0917571">
                <text:p>0.0917571</text:p>
              </table:table-cell>
              <table:table-cell office:value-type="float" office:value="0.0482469">
                <text:p>0.0482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5503">
                <text:p>0.75503</text:p>
              </table:table-cell>
              <table:table-cell office:value-type="float" office:value="1.23721">
                <text:p>1.23721</text:p>
              </table:table-cell>
              <table:table-cell office:value-type="float" office:value="0.37018">
                <text:p>0.37018</text:p>
              </table:table-cell>
              <table:table-cell office:value-type="float" office:value="0.0882452">
                <text:p>0.0882452</text:p>
              </table:table-cell>
              <table:table-cell office:value-type="float" office:value="0.0507021">
                <text:p>0.05070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24313">
                <text:p>0.624313</text:p>
              </table:table-cell>
              <table:table-cell office:value-type="float" office:value="1.304">
                <text:p>1.304</text:p>
              </table:table-cell>
              <table:table-cell office:value-type="float" office:value="0.370896">
                <text:p>0.370896</text:p>
              </table:table-cell>
              <table:table-cell office:value-type="float" office:value="0.0901279">
                <text:p>0.0901279</text:p>
              </table:table-cell>
              <table:table-cell office:value-type="float" office:value="0.049752">
                <text:p>0.0497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24287">
                <text:p>0.624287</text:p>
              </table:table-cell>
              <table:table-cell office:value-type="float" office:value="1.23709">
                <text:p>1.23709</text:p>
              </table:table-cell>
              <table:table-cell office:value-type="float" office:value="0.370123">
                <text:p>0.370123</text:p>
              </table:table-cell>
              <table:table-cell office:value-type="float" office:value="0.088285">
                <text:p>0.088285</text:p>
              </table:table-cell>
              <table:table-cell office:value-type="float" office:value="0.0472848">
                <text:p>0.04728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24146">
                <text:p>0.624146</text:p>
              </table:table-cell>
              <table:table-cell office:value-type="float" office:value="1.23714">
                <text:p>1.23714</text:p>
              </table:table-cell>
              <table:table-cell office:value-type="float" office:value="0.37018">
                <text:p>0.37018</text:p>
              </table:table-cell>
              <table:table-cell office:value-type="float" office:value="0.0882118">
                <text:p>0.0882118</text:p>
              </table:table-cell>
              <table:table-cell office:value-type="float" office:value="0.04723">
                <text:p>0.047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23779">
                <text:p>0.623779</text:p>
              </table:table-cell>
              <table:table-cell office:value-type="float" office:value="1.23709">
                <text:p>1.23709</text:p>
              </table:table-cell>
              <table:table-cell office:value-type="float" office:value="0.370251">
                <text:p>0.370251</text:p>
              </table:table-cell>
              <table:table-cell office:value-type="float" office:value="0.0882711">
                <text:p>0.0882711</text:p>
              </table:table-cell>
              <table:table-cell office:value-type="float" office:value="0.0472229">
                <text:p>0.04722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23787">
                <text:p>0.623787</text:p>
              </table:table-cell>
              <table:table-cell office:value-type="float" office:value="1.2372">
                <text:p>1.2372</text:p>
              </table:table-cell>
              <table:table-cell office:value-type="float" office:value="0.370275">
                <text:p>0.370275</text:p>
              </table:table-cell>
              <table:table-cell office:value-type="float" office:value="0.088275">
                <text:p>0.088275</text:p>
              </table:table-cell>
              <table:table-cell office:value-type="float" office:value="0.0516291">
                <text:p>0.05162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24292">
                <text:p>0.624292</text:p>
              </table:table-cell>
              <table:table-cell office:value-type="float" office:value="1.23767">
                <text:p>1.23767</text:p>
              </table:table-cell>
              <table:table-cell office:value-type="float" office:value="0.370177">
                <text:p>0.370177</text:p>
              </table:table-cell>
              <table:table-cell office:value-type="float" office:value="0.088372">
                <text:p>0.088372</text:p>
              </table:table-cell>
              <table:table-cell office:value-type="float" office:value="0.0471458">
                <text:p>0.0471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